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6.67mm"/>
    </style:style>
    <style:style style:name="co2" style:family="table-column">
      <style:table-column-properties fo:break-before="auto" style:column-width="477.47mm"/>
    </style:style>
    <style:style style:name="co3" style:family="table-column">
      <style:table-column-properties fo:break-before="auto" style:column-width="208.69mm"/>
    </style:style>
    <style:style style:name="co4" style:family="table-column">
      <style:table-column-properties fo:break-before="auto" style:column-width="98.65mm"/>
    </style:style>
    <style:style style:name="co5" style:family="table-column">
      <style:table-column-properties fo:break-before="auto" style:column-width="481.65mm"/>
    </style:style>
    <style:style style:name="co6"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67.2mm" fo:break-before="auto" style:use-optimal-row-height="true"/>
    </style:style>
    <style:style style:name="ro3" style:family="table-row">
      <style:table-row-properties style:row-height="76.73mm" fo:break-before="auto" style:use-optimal-row-height="true"/>
    </style:style>
    <style:style style:name="ro4" style:family="table-row">
      <style:table-row-properties style:row-height="57.68mm" fo:break-before="auto" style:use-optimal-row-height="true"/>
    </style:style>
    <style:style style:name="ro5" style:family="table-row">
      <style:table-row-properties style:row-height="52.12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able-cell-properties fo:wrap-option="wrap"/>
      <style:text-properties fo:font-size="12pt" style:font-size-asian="12pt" style:font-size-complex="12pt"/>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AajTakNew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row table:style-name="ro1">
          <table:table-cell table:style-name="ce1" office:value-type="string" calcext:value-type="string">
            <text:p>Title</text:p>
          </table:table-cell>
          <table:table-cell table:style-name="ce1" office:value-type="string" calcext:value-type="string">
            <text:p>Sub-Title</text:p>
          </table:table-cell>
          <table:table-cell table:style-name="ce1" office:value-type="string" calcext:value-type="string">
            <text:p>Image Source</text:p>
          </table:table-cell>
          <table:table-cell table:style-name="ce1" office:value-type="string" calcext:value-type="string">
            <text:p>Date and Time</text:p>
          </table:table-cell>
          <table:table-cell table:style-name="ce2" office:value-type="string" calcext:value-type="string">
            <text:p>Story</text:p>
          </table:table-cell>
        </table:table-row>
        <table:table-row table:style-name="ro2">
          <table:table-cell office:value-type="string" calcext:value-type="string">
            <text:p/>
            <text:p>त्रिपुरा, गुजरात, उत्तराखंड का वो फॉर्मूला... जिसे कर्नाटक में हिट कराने में जुटी बीजेपी!</text:p>
            <text:p/>
          </table:table-cell>
          <table:table-cell office:value-type="string" calcext:value-type="string">
            <text:p/>
            <text:p>त्रिपुरा में बीजेपी के पक्ष में आए नतीजे इस बात की तस्दीक करते हैं कि बीजेपी ने गुजरात-उत्तराखंड की तरह यहां भी मुख्यमंत्रियों को बदलकर एंटी इनकंबेंसी फैक्टर की काट ढूंढ़ने में सफलता पाई है. हिमाचल प्रदेश और झारखंड में ऐसी स्थिति नहीं थी, तो यहां बीजेपी को चुनाव में जीत भी नहीं मिल पाई थी. अब बीजेपी के सामने कर्नाटक में इस फॉर्मूले को सफल साबित करने का चैलेंज है. </text:p>
            <text:p/>
          </table:table-cell>
          <table:table-cell office:value-type="string" calcext:value-type="string">
            <text:p><text:a xlink:href="https://akm-img-a-in.tosshub.com/aajtak/images/story/202303/chief_ministers-sixteen_nine.jpg?size=948:533" xlink:type="simple">https://akm-img-a-in.tosshub.com/aajtak/images/story/202303/chief_ministers-sixteen_nine.jpg?size=948:533</text:a></text:p>
          </table:table-cell>
          <table:table-cell office:value-type="string" calcext:value-type="string">
            <text:p>नई दिल्ली,', '03 मार्च 2023,', '(अपडेटेड 03 मार्च 2023, 8:20 PM IST)</text:p>
          </table:table-cell>
          <table:table-cell office:value-type="string" calcext:value-type="string">
            <text:p>चुनाव से पहले मुख्यमंत्री को बदल डालना और नए चेहरे के साथ जनता की अदालत में जाने का बीजेपी का फॉर्मूला सफल होता दिख रहा है. सत्ता विरोधी लहर की काट ढूंढ़ने के लिए बीजेपी ने पिछले कुछ महीनों में चार राज्यों में 5 बार मुख्यमंत्रियों को बदला है.\xa0', 'ये राज्य हैं त्रिपुरा, उत्तराखंड, गुजरात और कर्नाटक. \xa0त्रिपुरा सबसे ताजा उदाहरण है जहां बीजेपी को इस फॉर्मूले से सत्ता में लौटने में कामयाबी मिली है, इससे पहले गुजरात और उससे पहले उत्तराखंड में बीजेपी ने इसी पैटर्न को अपनाया और सत्ता में वापसी की. अब बीजेपी इसी फॉर्मूले के सहारे कर्नाटक फतह करने की तैयारी में है.\xa0\xa0', 'यहां इस बात की चर्चा भी जरूरी है कि गुजरात के साथ ही हिमाचल प्रदेश में विधानसभा चुनाव हुए थे. इस राज्य में बीजेपी ने सीएम को नहीं बदला था. बीजपी पूर्व सीएम जयराम ठाकुर के चेहरे के साथ ही चुनाव में उतरी थी. लेकिन पार्टी को चुनाव में हार का मुंह देखना पड़ा था. इससे पहले झारखंड भी एक ऐसा राज्य है जहां बीजेपी तत्कालीन सीएम रघुवर दास के नाम पर चुनाव लड़ी थी, लेकिन यहां भी बीजेपी को झारखंड की सत्ता से बाहर होना पड़ा था.\xa0', 'उत्तराखंड में इस प्रयोग ने बीजेपी की करा दी सत्ता में वापसी', 'सीएम चेहरा बदलकर सत्ता में वापसी का बीजेपी का सबसे सफल प्रयोग उत्तराखंड का रहा है. उत्तराखंड में बीजेपी नेतृत्व को आकलन हो चुका था कि पार्टी जबरदस्त एंटी इनकंबेंसी लहर से जूझ रही है. इसकी काट के लिए राज्य में बीजेपी\xa0दो बार अपने मुख्यमंत्री को बदली. 2017 में बीजेपी जब इस राज्य में चुनाव जीती तो त्रिवेंद्र सिंह रावत को सीएम बनाया गया. 2021 आते आते रावत के खिलाफ विधायकों का\xa0असंतोष बढ़ गया, लिहाजा आलाकमान ने रावत को सीएम पद से हटा दिया और 10 मार्च 2021 को राज्य की बागडोर तीरथ सिंह रावत को सौंप दी गई.\xa0', 'तीरथ सिंह रावत सत्ता, जनता और प्रशासन पर छाप छोड़ने में सफल नहीं रहे और 4 महीने बाद सीएम पद से उनकी छुट्टी हो गई. इसके बाद 4 जुलाई 2021 को पुष्कर सिंह धामी को राज्य का मुख्यमंत्री बनाया गया.\xa0', 'मार्च 2022 में बीजेपी पुष्कर सिंह धामी के नेतृत्व में चुनावी जंग में उतरी और जीत हासिल की.\xa0', 'गुजरात में भूपेंद्र पटेल \xa0ने दिलाई कामयाबी', 'गुजरात बीजेपी की राजनीतिक प्रयोगशाला रही है. पीएम मोदी और गृह मंत्री अमित शाह का गृह राज्य होने की वजह से यहां की छोटी सी राजनीतिक और सामाजिक हलचल का राष्ट्रीय स्तर पर प्रभाव पड़ता है. इसलिए बीजेपी के लिए इस राज्य की सत्ता बेहद महत्वपूर्ण है. 2017 में जब बीजेपी की इस राज्य में सरकार बनी तो विजय रुपानी सीएम बने. रुपानी का कार्यकाल दिसंबर 2022 \xa0में खत्म हो रहा था. लेकिन बीजेपी ने माहौल भांपते हुए विधानसभा चुनाव से पहले सितंबर 2021 में ही नेतृत्व में बदलाव कर दिया और सीएम पद की जिम्मेदारी भूपेंद्र पटेल को दे दी.\xa0', 'एक बार फिर से बीजेपी का ये प्रयोग सफल रहा. दिसंबर 2022 में हुए विधानसभा चुनाव में बीजेपी को बंपर कामयाबी मिली और गुजरात में लगातार राज करने का बीजेपी का रिकॉर्ड अक्षुण्ण रहा.\xa0', 'पूर्वोत्तर में माणिक साहा के सिर पर सजा जीत का सेहरा', 'त्रिपुरा में लेफ्ट का किला ध्वस्तकर बीजेपी ने मार्च 2018 में पहली बार कमल खिलाया. इस विस्मयकारी विजय के बाद बीजेपी ने मुख्यमंत्री पद की जिम्मेदारी दी बिपल्ब देव को. बिपल्ब देब का कार्यकाल 2023 में खत्म होने वाला था. लेकिन विधानसभा चुनाव से कुछ महीने पहले बीजेपी ने राज्य में नेतृत्व परिवर्तन कर दिया. बीजेपी ने बिपल्ब देब को संगठन में भेज दिया और सीएम की कुर्सी दी माणिक साहा को.\xa0', 'त्रिपुरा के नतीजे तस्दीक करते हैं कि बीजेपी का ये प्रयोग कामयाब रहा और पार्टी ने यहां की सत्ता एक बार फिर से अपने नाम कर ली है. दीगर है कि त्रिपुरा में बीजेपी भले ही सत्ता में आई है लेकिन जीत का मार्जिन काफी पतला है.\xa0', 'कर्नाटक में चेहरा बदल चुकी है BJP, एंटी इनकंबेंसी काट पाएंगे बोम्मई', 'अब बीजेपी के सामने कर्नाटक की जंग है. यहां कुछ महीनों में विधानसभा चुनाव है. बीजेपी इस राज्य में सीएम बदलने का फॉर्मूला अपना चुकी है. बीजेपी ने जुलाई 2021 में कर्नाटक के तत्कालीन सीएम बीएस येदियुरप्पा को पद से हटाया और सीएम पद की जिम्मेदारी बासव राज बोम्मई को सौंप दी. दक्षिण के दुर्ग को बचाने के लिए बीजेपी का शीर्ष नेतृत्व जोर-शोर से कोशिश कर रहा है.\xa0', 'कर्नाटक का बीजपी के लिए क्या महत्व है इसे इस बात से ही समझा जा सकता है कि पीएम मोदी इस साल कर्नाटक का पांच बार दौर कर चुके हैं. इस दौरान पीएम ने रैलियां की है और रोड शो में शामिल हुए हैं. चुनाव, जो अप्रैल-मई में प्रस्तावित है, से पहले पीएम मोदी एक दो-बार और कर्नाटक दौरे पर जा सकते हैं. शुक्रवार को भी गृह मंत्री अमित शाह कर्नाटक दौरे पर ही थे.\xa0', 'हिमाचल-झारखंड में नहीं बदले गए थे चेहरे, BJP को मिली थी हार\xa0', 'यहां इस बात की चर्चा भी जरूरी है कि गुजरात के साथ ही हिमाचल प्रदेश में विधानसभा चुनाव हुए थे. हिमाचल प्रदेश\xa0में बीजेपी ने सीएम को नहीं बदला था. बीजपी पूर्व सीएम जयराम ठाकुर के चेहरे के साथ ही चुनाव में उतरी थी. लेकिन पार्टी को चुनाव में हार का मुंह देखना पड़ा था. इससे पहले झारखंड भी एक ऐसा राज्य है जहां बीजेपी तत्कालीन सीएम रघुवर दास के नाम पर चुनाव लड़ी थी, लेकिन यहां भी बीजेपी को झारखंड की सत्ता से बाहर होना पड़ा था. हालांकि यहां यह चर्चा भी करनी जरूरी है कि 2022 में हुआ उत्तर प्रदेश का चुनाव ऐसा चुनाव था जिसे बीजेपी ने सीएम योगी के नाम पर लड़ा और जीत हासिल की.\xa0\n\xa0</text:p>
          </table:table-cell>
        </table:table-row>
        <table:table-row table:style-name="ro1">
          <table:table-cell office:value-type="string" calcext:value-type="string">
            <text:p>Meghalaya Election Result: मेघालय में एनपीपी के साथ गठबंधन सरकार बनाएगी बीजेपी? देखें पार्टी प्रवक्ता का जवाब </text:p>
          </table:table-cell>
          <table:table-cell/>
          <table:table-cell office:value-type="string" calcext:value-type="string">
            <text:p>[]</text:p>
          </table:table-cell>
          <table:table-cell office:value-type="string" calcext:value-type="string">
            <text:p>नई दिल्ली,', '03 मार्च 2023,', 'अपडेटेड 5:05 PM IST </text:p>
          </table:table-cell>
          <table:table-cell office:value-type="string" calcext:value-type="string">
            <text:p>[]</text:p>
          </table:table-cell>
        </table:table-row>
        <table:table-row table:style-name="ro3">
          <table:table-cell office:value-type="string" calcext:value-type="string">
            <text:p/>
            <text:p>कोई 7 वोट से जीता, तो कहीं डिप्टी सीएम ही हारे...3 राज्यों के चुनाव नतीजों के 10 चौंकाने वाले फैक्ट</text:p>
            <text:p/>
          </table:table-cell>
          <table:table-cell office:value-type="string" calcext:value-type="string">
            <text:p/>
            <text:p>नगालैंड, त्रिपुरा और मेघालय में हुए विधानसभा चुनाव के नतीजे गुरुवार को आ गए. त्रिपुरा में बीजेपी लगातार दूसरी बार सत्ता में वापसी कर रही है. तो वहीं, नगालैंड में नेफ्यू रियो के नेतृत्व वाले एनडीपीपी-बीजेपी गठबंधन की सरकार बन रही है. मेघालय में मुख्यमंत्री कोनराड संगमा ने सरकार बनाने का दावा पेश कर दिया. वे बीजेपी और सहयोगी दलों के साथ सरकार बनाने का दावा कर रहे हैं.</text:p>
            <text:p/>
          </table:table-cell>
          <table:table-cell office:value-type="string" calcext:value-type="string">
            <text:p><text:a xlink:href="https://akm-img-a-in.tosshub.com/aajtak/images/story/202303/chief_ministers-sixteen_nine.jpg?size=948:533" xlink:type="simple">https://akm-img-a-in.tosshub.com/aajtak/images/story/202303/tripura_8-sixteen_nine.jpg?size=948:533</text:a></text:p>
          </table:table-cell>
          <table:table-cell office:value-type="string" calcext:value-type="string">
            <text:p>नई दिल्ली,', '03 मार्च 2023,', '(अपडेटेड 03 मार्च 2023, 12:56 PM IST)</text:p>
          </table:table-cell>
          <table:table-cell office:value-type="string" calcext:value-type="string">
            <text:p>पूर्वोत्तर के तीन राज्यों में विधानसभा चुनाव के गुरुवार को नतीजे आ गए. त्रिपुरा में जहां बीजेपी दूसरी बार सरकार बनाने में सफल रही. तो वहीं, नगालैंड और मेघालय में बीजेपी गठबंधन की सरकार बनने जा रही है. इन चुनावों में कुछ चौंकाने वाले नतीजे भी सामने आए. त्रिपुरा में जहां बीजेपी बहुमत हासिल करने में सफल रही, लेकिन राज्य के डिप्टी सीएम जिष्\u200dणु देव वर्मा खुद चुनाव हार गए. उधर, नगालैंड में 60 साल में पहली बार कोई महिला विधानसभा चुनाव जीतकर विधायक बनी. आईए जानते हैं कि चुनाव नतीजों के 10 चौंकाने वाले फैक्ट...', '1- त्रिपुरा में बीजेपी जीती, लेकिन डिप्टी सीएम हारे', 'त्रिपुरा में बीजेपी सत्ता में वापसी करने में सफल हुई. 60 सीटों वाले राज्य में बीजेपी को 33 सीटों पर जीत मिली. हालांकि, इस चुनाव में बीजेपी के लिए बड़ा झटका चारीलाम विधानसभा सीट पर लगा. यहां से पार्टी ने डिप्टी सीएम और भाजपा के कद्दावर नेता जिष्\u200dणु देव बर्मा को उतारा था. लेकिन उन्हें हार का सामना करना पड़ा. ट\u200dिपरा मोथा के सुबोध देब बर्मा ने जिष्\u200dणु देव बर्मा को 858 वोटों से मात दी.\xa0\n\xa0', '2- सबसे छोटी जीत: नगालैंड में 7, तो मेघालय में 10 वोटों से हुई जीत\xa0', 'तीनों राज्यों में सबसे छोटी जीत नगालैंड में हुई. यहां पश्चिमी अंगामी सीट पर नेशनलिस्ट डेमोक्रेटिक प्रोग्रेसिव पार्टी (एनडीपीपी) की महिला उम्मीदवार सल्हौतुओनुओ क्रूस ने निर्दलीय प्रत्याशी केनिझाखो नखरो से महज 7 वोटों के अंतर से जीत हासिल की.\xa0', 'तो वहीं मेघालय में राजबाला सीट पर सबसे कम अंतर से जीत-हार तय हुई. यहां अखिल भारतीय तृणमूल कांग्रेस के प्रत्याशी डॉ. मिजानुर रहमान काजी ने नेशनल पीपुल्स पार्टी एमडी अब्दुस सालेह को हराया है. उन्होंने महज 10 वोटों से यह जीत हासिल की है.\xa0', '3- सबसे बड़ी जीत\xa0',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वहीं, मेघालय में मवलाई सीट पर वॉइस ऑफ द पीपल पार्टी के प्रत्याशी ब्राइटस्टारवेल मार्बानियांग ने नेशनल पीपल्स पार्टी के उम्मीदवार टेइबोर्लैंग पथाव को सबसे ज्यादा 15648 वोटों से मात दी है. नगालैंड में सबसे बड़ी जीत 20096 वोट के अंतर से दर्ज की गई. घासपानी-I सीट पर बीजेपी प्रत्याशी एन. जैकब झिमोमी ने निर्दलीय प्रत्याशी वी. फुशिका एओमी को 20096 वोटों से हराया.', '4- नगालैंड में 60 साल में पहली बार 2 महिला विधायक बनीं', 'नगालैंड चुनाव में जनता ने इतिहास रच दिया. यहां 60 साल में पहली बार कोई महिला विधायक बनी है. जनता \xa0पहली बार दो महिला उम्मीदवारों को चुनकर इतिहास रच दिया. बीजेपी की सहयोगी एनडीपीपी (सत्तारूढ़ नेशनलिस्ट डेमोक्रेटिक प्रोग्रेसिव पार्टी) की उम्मीदवार हेकानी जखालु ने दीमापुर-तृतीय सीट तो सलहौतुओनुओ क्रूस ने पश्चिमी अंगामी सीट पर बाजी मारी.\xa0\n\xa0', '\xa0', 'इस बार विधानसभा चुनाव में 183 उम्मीदवार मैदान में थे. इनमें से चार महिला उम्मीदवार भी थीं. हेकानी जखालु, क्रूस के अलावा तेनिंग सीट पर कांग्रेस की रोजी थॉम्पसन और अटोइजू सीट से भाजपा की काहुली सेमा भी मैदान में थीं. जिन्हें हार का सामना करना पड़ा.\xa0', '5- नगालैंड में कांग्रेस का नहीं खुला खाता', 'पूर्वोत्तर के तीनों राज्यों के नतीजे कांग्रेस के लिए अच्छी खबर लेकर नहीं आए. कांग्रेस का जहां नगालैंड में खाता भी नहीं खुला, तो वहीं मेघालय में पार्टी 5, तो त्रिपुरा में तीन सीटें जीतने में सफल रही. त्रिपुरा में कांग्रेस ने लेफ्ट पार्टियों के साथ गठबंधन में चुनाव लड़ा था. मेघालय में 2018 में कांग्रेस ने 21 सीटें जीती थीं. कांग्रेस के लिए ये नतीजे चौंकाने वाले इसलिए ज्यादा माने जा रहे हैं कि इन राज्यों में ऐसे वक्त पर चुनाव हुए, जब हाल ही में राहुल की\xa0भारत जोड़ो यात्रा खत्म हुई है. हालांकि, राहुल सिर्फ मेघालय में प्रचार करने पहुंचे थे, उन्होंने नगालैंड और त्रिपुरा में कोई रैली नहीं की.', '6- पूर्वोत्तर में बीजेपी की जलवा बरकरार', 'त्रिपुरा, नगालैंड और मेघालय तीनों राज्यों में बीजेपी के लिए नतीजे अच्छे रहे. जहां त्रिपुरा में बीजेपी अकेले सरकार बनाने में सफल रही. तो वहीं, नगालैंड में बीजेपी के गठबंधन वाली एनडीपीपी ने बहुमत हासिल किया. मेघालय में मौजूदा सीएम कोनराड संगमा की पार्टी सबसे बड़ी पार्टी बनकर उभरी. बताया जा रहा है कि वे चुनाव के बाद बीजेपी के साथ गठबंधन कर सरकार बनाने के लिए तैयार हो गए हैं. हालांकि, 2018 चुनाव में बीजेपी और एनपीपी ने गठबंधन कर चुनाव लड़ा था और राज्य में सरकार बनाई थी. लेकिन 2023 चुनाव से पहले दोनों पार्टियां अलग हो गई थीं और अलग अलग चुनाव लड़ा था.\xa0\n\xa0', '7- त्रिपुरा में टिपरा मोथा पार्टी ने सभी को चौंकाया', "त्रिपुरा चुनाव में सबसे ज्यादा चर्चा त्रिपुरा के राजवंश के उत्तराधिकारी प्रद्योत किशोर माणिक्य देबबर्मा की टिपरा मोथा पार्टी की रही. टिपरा मोथा राज्य में 13 सीटें जीतने में सफल रही. प्रद्योत आदिवासी समुदाय के लिए 'टिपरालैंड' नाम से अलग राज्य की मांग करते रहे हैं. प्रद्योत ने अपना सियासी सफर का आगाज कांग्रेस से किया था. कांग्रेस के टिकट पर उनकी मां और पिता दोनों ही सांसद रह चुके हैं. 2018 विधानसभा चुनाव के बाद कांग्रेस ने त्रिपुरा की कमान उनको सौंपी थी, लेकिन वो इस पद पर ज्यादा दिन तक नहीं रह सके और एनआरसी मुद्दे के चलते इस पद से इस्तीफा दे दिया था. इसके बाद उन्होंने नई पार्टी का गठन किया था.\xa0\n\xa0", '\xa0', '8- मेघालय में ममता की पार्टी ने दिखाया दम', 'मेघालय में भले ही संगमा की एनपीपी सबसे बड़ी पार्टी बनकर उभरी हो, लेकिन ममता बनर्जी की पार्टी ने उन्हें खूब टक्कर दी. ममता बनर्जी की पार्टी चुनाव में 5 सीटें जीतने में सफल रही. इससे पहले 2018 में पार्टी 8 सीटों पर चुनाव लड़ी थी और एक पर भी जीत नहीं मिल सकी थी.\xa0\n\xa0', '9- तेमजेन इम्ना अलॉन्ग जीते\nसोशल मीडिया पर अपने सेंस ऑफ ह्यूमर के लिए चर्चा में रहने वाले तेमजेन इम्ना अलॉन्ग ने जीत हासिल की. तेमजेन नागालैंड बीजेपी के अध्यक्ष हैं. उन्होंने अलोंगटाकी सीट से चुनाव जीता. उन्होंने नीतीश कुमार की जनता दल यूनाइटेड के जे लानू लोंगचार को मात दी.\xa0\n\xa0', '\xa0', '10- नीतीश, पवार, चिराग की पार्टियों को पूर्वोत्तर में क्या मिला?', 'नगालैंड में नीतीश कुमार की पार्टी जदयू, चिराग पासवान की पार्टी लोक जनशक्ति पार्टी (एलजेपी), शरद पवार की एनसीपी, केंद्रीय मंत्री अठावले की आरपीआई भी मैदान में थीं. एनसीपी जहां 7 सीटें, तो जदयू 1 सीट जीतने में सफल रही. वहीं, एलजेपी और आरपीआई भी दो दो सीटें जीतने में सफल रहीं.\xa0\n\xa0</text:p>
          </table:table-cell>
        </table:table-row>
        <table:table-row table:style-name="ro4">
          <table:table-cell office:value-type="string" calcext:value-type="string">
            <text:p/>
            <text:p>कोई 7, कोई 10, कोई 15 वोटों से हार गया चुनाव, नगालैंड और मेघालय की इन 10 सीटों पर दिलचस्प रहा मुकाबला</text:p>
            <text:p/>
          </table:table-cell>
          <table:table-cell office:value-type="string" calcext:value-type="string">
            <text:p/>
            <text:p>पूर्वोत्तर के तीन राज्यों के चुनाव परिणाम गुरुवार को जारी हो गए. त्रिपुरा में BJP को बहुमत मिला है. नगालैंड और मेघालय में गठबंधन सरकार बनने जा रही है. हालांकि इन चुनावों में नगालैंड और मेघालय की 10 सीटें ऐसी हैं, जहां मुकाबला काफी दिलचस्प रहा. यहां किसी सीट पर 7, कहीं 10 तो कहीं 15 वोटों के अंतर से हार-जीत तय हुई है.</text:p>
            <text:p/>
          </table:table-cell>
          <table:table-cell office:value-type="string" calcext:value-type="string">
            <text:p>https://akm-img-a-in.tosshub.com/aajtak/images/story/202303/nagaland_and_meghalaya_election-sixteen_nine.jpg?size=948:533</text:p>
          </table:table-cell>
          <table:table-cell office:value-type="string" calcext:value-type="string">
            <text:p>नई दिल्ली,', '03 मार्च 2023,', '(अपडेटेड 04 मार्च 2023, 1:22 AM IST)</text:p>
          </table:table-cell>
          <table:table-cell office:value-type="string" calcext:value-type="string">
            <text:p>पूर्वोत्तर के तीन राज्यों त्रिपुरा, मेघालय और नगालैंड के विधानसभा चुनाव के परिणाम गुरुवार को जारी हो गए. इन\xa0चुनाव में कई सीटों पर हार-जीत काफी दिलचस्प रही. चुनाव आयोग के आंकड़ों के मुताबिक कई ऐसे प्रत्याशी हैं, जिनकी जीत की खूब चर्चा हो रही है. दरअसल मेघालय और नगालैंड में कई सीटों पर वोटों की काउंटिंग खत्म होने तक प्रत्याशियों में कड़ी टक्कर होती रही और आखिर में बहुत कम वोटों के अंतर से वे अपनी जीत दर्ज करा सके.',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हालांकि यहां ऐसा कोई भी प्रत्याशी नहीं है, जिसने 100 वोटों या उससे भी अंतर से वोटों से जीत हासिल की हो.', 'मेघालय में 10 वोटों के अंतर से जीता TMC उम्मीदवार', 'मेघालय में पांच सीटें ऐसी हैं, जहां बहुत कम मार्जिन से जीत तय हुई है. हालांकि उससे पहले यह जानते हैं कि मेघायल में सबसे बड़ी जीत किस प्रत्याशी की हुई है. मवलाई सीट पर वॉइस ऑफ द पीपल पार्टी के प्रत्याशी ब्राइटस्टारवेल मार्बानियांग ने नेशनल पीपल्स पार्टी के उम्मीदवार टेइबोर्लैंग पथाव को सबसे ज्यादा 15648 वोटों से मात दी है. अब बात करते हैं, उनकी सीटों की जहां 100 से भी कम वोटों के अंतर से जीत हार तय हुई है.', 'मेघालय में राजबाला सीट पर सबसे कम अंतर से जीत-हार तय हुई है. यहां अखिल भारतीय तृणमूल कांग्रेस के प्रत्याशी डॉ. मिजानुर रहमान काजी ने नेशनल पीपुल्स पार्टी एमडी अब्दुस सालेह को हराया है. उन्होंने महज 10 वोटों से यह जीत हासिल की है.\xa0', 'इसके बाद सोहरा सीट पर पीपल्स डेमोक्रेटिक फ्रंट के गेविन मिगुएल माइलियम ने यूनाइटेड डेमोक्रेटिक पार्टी के टीटोस्\u200dटार वेल को 15 वोटों से हराया है. दादेंगग्रे सीट पर तृणमूल कांग्रेस की रूपा एम. मारक ने संगमा नेशनल पीपुल्स पार्टी के जेम्स पैंगसंग कोंगकल को 18 वोटों से मत दे दी. वहीं माइलीएम सीट पर कांग्रेस की रॉनी वी. लिंगदोह ने वॉयस ऑफ द पीपल पार्टी के ऐबंडाप्लिन एफ. लिंगदोह को 38 वोटों से हराया है. इसी तरह अमलारेम सीट पर युनाइटेड डेमोक्रेटिक पार्टी के लहकमेन रिमबुई ने नेशनल पीपल्स पार्टी के स्टीफंसन मुखिम को 57 वोटों के अंतर से जीत हासिल की है.', 'नगालैंड में NDPP उम्मीदवार ने 7 वोटों से मारी बाजी', 'अब नगालैंड की बात करते हैं. यहां सबसे बड़ी जीत 20096 वोट के अंतर से दर्ज की गई है. घासपानी-I सीट पर बीजेपी प्रत्याशी एन. जैकब झिमोमी ने निर्दलीय प्रत्याशी वी. फुशिका एओमी को 20096 वोटों से हराया है.\xa0', 'अब नगालैंड में सबसे कम वोटों के अंतर से दर्ज जीत की बात करते हैं. पश्चिमी अंगामी सीट पर नेशनलिस्ट डेमोक्रेटिक प्रोग्रेसिव पार्टी (एनडीपीपी) के उम्मीदवार सल्हौतुओनुओ क्रूस निर्दलीय प्रत्याशी केनिझाखो नखरो से महज 7 वोटों के अंतर से जीते हैं.', 'इसके बाद फेक सीट पर नागा पीपुल्स फ्रंट के कुझोलुजो निएनु ने एनडीपीपी के कुपोटा खेसोह से 48 वोटों के अंतर से जीत हासिल की है. वहीं सुरुहुतो विधानसभा सीट पर कांग्रेस के एस तोइहो येपथो ने बीजेपी के एच खेहोवी को 69 वोटों से हराया है.', 'तापी सीट पर नेशनलिस्ट डेमोक्रेटिक प्रोग्रेसिव पार्टी के नोके वांगनाओ ने नागा पीपल्स फ्रंट के वांगलेम कोन्याक को 82 वोटों के अंतर से हराकर जीत हासिल की है.', 'त्रिपुरा में 100 या उससे कम वोटों के अंतर से नहीं हुई जीत', 'त्रिपुरा की बात करें तो यहां की तकरजला सीट से त्रिपुरा मोथा पार्टी के बिस्वजीत कलाई ने इंडिजिनस पीपुल्स फ्रंट ऑफ त्रिपुरा के प्रत्याशी बिधान देबबर्मा को 32455 वोटों से मत दी है. यह त्रिपुरा में सबसे ज्यादा वोटों के अंतर से जीत है. हालांकि यहां ऐसा कोई भी प्रत्याशी नहीं है, जिसने 100 वोटों या उससे भी अंतर से वोटों से जीत हासिल की हो.', 'तीनों राज्यों में किस पार्टी ने कितनी सीटों पर किया कब्जा', 'चुनाव आयोग के मुताबिक तीनों राज्यों के नतीजों की बात करें तो \xa0मेघालय में नेशनल पीपल्स पार्टी (एनपीपी) सबसे बड़ी पार्टी बन उभरी है. उसने 59 में से 26 सीटों पर कब्जा किया है. वहीं युनाइटेड डेमोक्रेटिक पार्टी 11 सीटों पर दूसरी सबसे बड़ी पार्टी बन गई है.', 'इसके बाद कांग्रेस और टीएमसी ने 5-5 सीटों, वॉइस ऑफ द पीपुल्स पार्टी ने 4 सीटों, बीजेपी, हिल्स स्टेट पीपुल्स डेमोक्रेटिक पार्टी, पीपुल्स डेमोक्रेटिक पार्टी और निर्दलियों ने दो-दो सीटें जीतने में कामयाबी हासिल की है.', 'वहीं नगालैंड की 60 सीटों में से 25 सीटों पर एनडीपीपी ने कब्जा कर लिया है. इसके अलावा बीजेपी ने 12, राष्ट्रवादी कांग्रेस पार्टी ने 7, एनपीपी ने 5, निर्दलियों ने 4, लोजपा (राम विलास), नागा पीपल्स फ्रंट और भारतीय रिपब्लिकन पार्टी (आठवले) ने दो-दो और जनता दल युनाइटेड ने एक सीट अपने खाते में डाल ली हैं.', 'इसके अलावा त्रिपुरा में बीजेपी को 32, त्रिपुरा मोहता पार्टी को 13, सीपीआईएम को 11, कांग्रेस को 3 और इंडीजीनियस पीपल्स फ्रंट ऑफ त्रिपुरा को एक सीट मिली हैं.</text:p>
          </table:table-cell>
        </table:table-row>
        <table:table-row table:style-name="ro5">
          <table:table-cell office:value-type="string" calcext:value-type="string">
            <text:p/>
            <text:p>नगालैंड में गठबंधन सरकार से ज्यादा 2 महिला विधायकों की हो रही खूब चर्चा, जानिए क्या है वजह</text:p>
            <text:p/>
          </table:table-cell>
          <table:table-cell office:value-type="string" calcext:value-type="string">
            <text:p/>
            <text:p>नगालैंड में बीजेपी एनडीपीपी गठबंधन की सरकार बनने जा रही है. राज्य की 60 विधानसभा सीटों में से एनडीपीपी ने 25 तो बीजेपी ने 12 जीतों पर जीत हासिल कर ली है लेकिन इस चुनाव में एनडीपीपी की दो महिला विधायकों हेकानी जखालु और सलहौतुओनुओ क्रूस की खूब चर्चा हो रही है. </text:p>
            <text:p/>
          </table:table-cell>
          <table:table-cell office:value-type="string" calcext:value-type="string">
            <text:p>https://akm-img-a-in.tosshub.com/aajtak/images/story/202303/salhoutuonuo_kruse_hekani_jakhalu-sixteen_nine.jpg?size=948:533</text:p>
          </table:table-cell>
          <table:table-cell office:value-type="string" calcext:value-type="string">
            <text:p>कोहिमा,', '03 मार्च 2023,', '(अपडेटेड 03 मार्च 2023, 7:58 AM IST)</text:p>
          </table:table-cell>
          <table:table-cell office:value-type="string" calcext:value-type="string">
            <text:p>नगालैंड में गुरुवार को विधानसभा चुनाव के परिणाम जारी हो गए. इस चुनाव में यहां की जनता ने पहली बार दो महिला उम्मीदवारों को चुनकर इतिहास रच दिया. बीजेपी की सहयोगी एनडीपीपी (सत्तारूढ़ नेशनलिस्ट डेमोक्रेटिक प्रोग्रेसिव पार्टी) की उम्मीदवार हेकानी जखालु ने दीमापुर-तृतीय सीट तो सलहौतुओनुओ क्रूस ने पश्चिमी अंगामी सीट पर बाजी मार ली यानी अब नगालैंड में दो महिला विधायक हो गईं.', 'इस बार विधानसभा चुनाव में 183 उम्मीदवार मैदान में थे. इनमें से चार महिला उम्मीदवार भी थीं. हेकानी जखालु, क्रूस के अलावा तेनिंग सीट पर कांग्रेस की रोजी थॉम्पसन और अटोइजू सीट से भाजपा की काहुली सेमा भी मैदान में थीं.\xa0', 'जाखलु ने अमेरिका से वकालत की पढ़ाई की है. वह सामाजिक उद्यमी और यूथनेट की संस्थापक हैं. उन्हें अंतरराष्ट्रीय महिला दिवस पर राष्ट्रपति भवन में भारत के राष्ट्रपति से नारी शक्ति पुरस्कार भी मिला चुका है. वह इस बार नगालैंड की महिलाओं के लिए एक उम्मीद लेकर आई हैं. हेकानी जखालु ने लोक जनशक्ति पार्टी (राम विलास) के उम्मीदवार एजेतो झिमोमी को मात दी. वहीं सल्हौतुओनुओ क्रूस एक स्थानीय होटल की मालिक हैं. उन्होंने निर्दलीय उम्मीदवार केनेइझाखो नाख्रो के खिलाफ चुनाव लड़ा था.\xa0', 'My victory is not mine alone, it belongs to my people who trusted me with their hopes &amp; aspirations. I dedicate this victory to God and pledge to serve my constituents with honesty and integrity. #UpaiAse #Dimapur3 @NDPPofficial @BJPNagaland @Neiphiu_Rio @abumetha pic.twitter.com/o5MIPOhGg6', '', 'सीट नहीं महिलाओं के लिए थी लड़ाई: जखालु', '60 साल में पहली बार ऐसा होने जा रहा है कि विधानसभा में किसी महिला को जीत मिली हो. इंडिया टुडे से बात करते हुए जखालु ने कहा, "मैं बहुत भाग्यशाली हूं. यह सिर्फ एक सीट के लिए लड़ाई नहीं थी. यह महिलाओं के लिए लड़ाई थी. यह पहली बार है जब हमारी विधानसभा में महिला उम्मीदवार शामिल होंगी. यह चुनाव महिलाओं के लिए ऐतिहासिक है. अब महिलाओं के लिए दरवाजे खुल गए हैं, वे दूसरी महिलाओं के लिए रोल मॉडल बन सकती हैं. वे बड़े सपने भी देख सकते हैं."', 'नगालैंड को 1963 में पूर्ण राज्य का दर्जा मिला था और तब से कोई महिला विधायक नहीं बन सकी. ऐसा नहीं है कि वहां महिलाओं ने कभी चुनाव नहीं लड़ा लेकिन वह कभी चुनाव ही नहीं जीत सकीं. उन्होंने कहा "नागा समुदाय बहुत पितृसत्तात्मक था. महिलाओं के लिए 33 प्रतिशत आरक्षण को लेकर पहले शहरी निकायों में नाराजगी हुआ करती थी.', 'राजनीति में अपने नजरिए के बारे में उन्होंने कहा, "सबसे पहले मैं नगालैंड में महिलाओं की स्थिति का अध्ययन करना चाहती हूं. विशेष रूप से मैं बालिकाओं, युवाओं और रोजगार के लिए काम करना चाहती हूं. मेरे लिए पहले मैपिंग करना जरूरी है." उन्होंने यह भी कहा, "मुझे इस तरह के अवसर देने के लिए मैं एनडीपीपी की आभारी हूं. मुझ पर महिलाओं के लिए लड़ने का दबाव था इसलिए महिला रोजगार के लिए काम कर सकती हूं."', 'Today, we have created history!This momentous victory belongs to us. I owe this victory to God Almighty, and to my citizens of #8WesternAngami. I am very humbled by the support everyone has given me. Thank you for making this possible. I look forward to serving you.#KamPara pic.twitter.com/fbIWKCJafb', '', 'आज हमने इतिहास रच दिया: क्रूस', 'दूसरी ओर, सल्हौतुओनुओ क्रूस ने अपने ट्विटर अकाउंट पर पोस्ट किया, "आज, हमने इतिहास रचा है! यह महत्वपूर्ण जीत हमारी है. मैं इस जीत का श्रेय सर्वशक्तिमान ईश्वर और पश्चिमी अंगामी के अपने नागरिकों को देती हूं. सभी ने मुझे जो समर्थन दिया है, उसके लिए मैं बहुत आभारी हूं. मेरी जीत को संभव बनाने के लिए धन्यवाद. मैं आपकी सेवा के लिए तत्पर हूं."', 'अब तक दो महिलाएं बन सकीं सांसद\xa0', 'नगालैंड में अब तक दो महिलाएं ही सांसद चुनी गई हैं. साल 1977 में रानो मेसे शाजिया यूनाइटेड डेमोक्रेटिक पार्टी के टिकट पर जीत हासिल कर लोकसभा सदस्य चुनी गई थीं. वह नगालैंड से संसद पहुंचने वाली पहली महिला थीं. उसके बाद, पिछले साल बीजेपी ने नगालैंड से राज्यसभा सदस्य के रूप में एस. फांगनोन कोन्याक को नामित किया था, जिसके साथ ही नगालैंड से कोई दूसरी महिला संसद पहुंची. \xa0</text:p>
          </table:table-cell>
        </table:table-row>
        <table:table-row table:style-name="ro1">
          <table:table-cell office:value-type="string" calcext:value-type="string">
            <text:p>Northeast Election Results: जेपी नड्डा ने पीएम मोदी को दिया पूर्वोत्तर में बीजेपी की जीत का श्रेय, देखें </text:p>
          </table:table-cell>
          <table:table-cell/>
          <table:table-cell office:value-type="string" calcext:value-type="string">
            <text:p>[]</text:p>
          </table:table-cell>
          <table:table-cell office:value-type="string" calcext:value-type="string">
            <text:p>नई दिल्ली,', '02 मार्च 2023,', 'अपडेटेड 9:36 PM IST </text:p>
          </table:table-cell>
          <table:table-cell office:value-type="string" calcext:value-type="string">
            <text:p>[]</text:p>
          </table:table-cell>
        </table:table-row>
        <table:table-row table:style-name="ro1">
          <table:table-cell office:value-type="string" calcext:value-type="string">
            <text:p>पूर्वोत्तर में ख‍िला कमल, BJP हेडक्वार्टर में रंग-गुलाल, ढोल-ढमाका, देखें</text:p>
          </table:table-cell>
          <table:table-cell/>
          <table:table-cell office:value-type="string" calcext:value-type="string">
            <text:p>[]</text:p>
          </table:table-cell>
          <table:table-cell office:value-type="string" calcext:value-type="string">
            <text:p>नई दिल्ली,', '02 मार्च 2023,', 'अपडेटेड 7:51 PM IST </text:p>
          </table:table-cell>
          <table:table-cell office:value-type="string" calcext:value-type="string">
            <text:p>[]</text:p>
          </table:table-cell>
        </table:table-row>
        <table:table-row table:style-name="ro6" table:number-rows-repeated="1048567">
          <table:table-cell table:number-columns-repeated="5"/>
        </table:table-row>
        <table:table-row table:style-name="ro6">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4">00/00/0000</text:date>, <text:time style:data-style-name="N2" text:time-value="14:42:21.8349116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3-14T14:44:27.260827809</dc:date>
    <meta:editing-duration>PT3M</meta:editing-duration>
    <meta:editing-cycles>3</meta:editing-cycles>
    <meta:document-statistic meta:table-count="1" meta:cell-count="37" meta:object-count="0"/>
  </office:meta>
</office:document-meta>
</file>